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2.321cm" svg:height="11.277cm" svg:x="28.505cm" svg:y="0.967cm">
            <draw:object draw:notify-on-update-of-ranges="Arkusz1.J2:Arkusz1.J8 Arkusz1.J2:Arkusz1.J8 Arkusz1.B2:Arkusz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bka</text:p>
          </table:table-cell>
          <table:table-cell office:value-type="string" calcext:value-type="string">
            <text:p>L.zliczen</text:p>
          </table:table-cell>
          <table:table-cell office:value-type="string" calcext:value-type="string">
            <text:p>czas(100sek)</text:p>
          </table:table-cell>
          <table:table-cell office:value-type="string" calcext:value-type="string">
            <text:p>waga[g]</text:p>
          </table:table-cell>
          <table:table-cell office:value-type="string" calcext:value-type="string">
            <text:p>srednica[cm]</text:p>
          </table:table-cell>
          <table:table-cell office:value-type="string" calcext:value-type="string">
            <text:p>wysokosc[cm]</text:p>
          </table:table-cell>
          <table:table-cell office:value-type="string" calcext:value-type="string">
            <text:p>objetosc[cm^3]</text:p>
          </table:table-cell>
          <table:table-cell office:value-type="string" calcext:value-type="string">
            <text:p>Zawartosc H[%]</text:p>
          </table:table-cell>
          <table:table-cell office:value-type="string" calcext:value-type="string">
            <text:p>H[g]</text:p>
          </table:table-cell>
          <table:table-cell office:value-type="string" calcext:value-type="string">
            <text:p>rho[g/cm^3]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W7-parafina</text:p>
          </table:table-cell>
          <table:table-cell office:value-type="float" office:value="65035" calcext:value-type="float">
            <text:p>65035</text:p>
          </table:table-cell>
          <table:table-cell/>
          <table:table-cell office:value-type="float" office:value="298.4" calcext:value-type="float">
            <text:p>298,4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2]*[.E2]*[.F2])/4" office:value-type="float" office:value="346.395932975628" calcext:value-type="float">
            <text:p>346,3959329756</text:p>
          </table:table-cell>
          <table:table-cell office:value-type="float" office:value="15.1" calcext:value-type="float">
            <text:p>15,1</text:p>
          </table:table-cell>
          <table:table-cell table:formula="of:=[.D2]*[.H2]/100" office:value-type="float" office:value="45.0584" calcext:value-type="float">
            <text:p>45,0584</text:p>
          </table:table-cell>
          <table:table-cell table:formula="of:=[.I2]/[.G2]" office:value-type="float" office:value="0.130077739692083" calcext:value-type="float">
            <text:p>0,1300777397</text:p>
          </table:table-cell>
          <table:table-cell/>
          <table:table-cell office:value-type="float" office:value="430112" calcext:value-type="float">
            <text:p>430112</text:p>
          </table:table-cell>
          <table:table-cell office:value-type="float" office:value="9487.86" calcext:value-type="float">
            <text:p>9487,86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56688" calcext:value-type="float">
            <text:p>56688</text:p>
          </table:table-cell>
          <table:table-cell/>
          <table:table-cell office:value-type="float" office:value="436.25" calcext:value-type="float">
            <text:p>436,25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3]*[.E3]*[.F3])/4" office:value-type="float" office:value="361.283155162826" calcext:value-type="float">
            <text:p>361,2831551628</text:p>
          </table:table-cell>
          <table:table-cell office:value-type="float" office:value="8.89" calcext:value-type="float">
            <text:p>8,89</text:p>
          </table:table-cell>
          <table:table-cell table:formula="of:=[.D3]*[.H3]/100" office:value-type="float" office:value="38.782625" calcext:value-type="float">
            <text:p>38,782625</text:p>
          </table:table-cell>
          <table:table-cell table:formula="of:=[.I3]/[.G3]" office:value-type="float" office:value="0.107346895214423" calcext:value-type="float">
            <text:p>0,1073468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52691" calcext:value-type="float">
            <text:p>52691</text:p>
          </table:table-cell>
          <table:table-cell/>
          <table:table-cell office:value-type="float" office:value="414.5" calcext:value-type="float">
            <text:p>414,5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4]*[.E4]*[.F4])/4" office:value-type="float" office:value="345.575191894877" calcext:value-type="float">
            <text:p>345,5751918949</text:p>
          </table:table-cell>
          <table:table-cell office:value-type="float" office:value="8.08" calcext:value-type="float">
            <text:p>8,08</text:p>
          </table:table-cell>
          <table:table-cell table:formula="of:=[.D4]*[.H4]/100" office:value-type="float" office:value="33.4916" calcext:value-type="float">
            <text:p>33,4916</text:p>
          </table:table-cell>
          <table:table-cell table:formula="of:=[.I4]/[.G4]" office:value-type="float" office:value="0.0969155216737549" calcext:value-type="float">
            <text:p>0,096915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48084" calcext:value-type="float">
            <text:p>48084</text:p>
          </table:table-cell>
          <table:table-cell/>
          <table:table-cell office:value-type="float" office:value="478.44" calcext:value-type="float">
            <text:p>478,44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formula="of:=(PI()*[.E5]*[.E5]*[.F5])/4" office:value-type="float" office:value="338.698245576169" calcext:value-type="float">
            <text:p>338,6982455762</text:p>
          </table:table-cell>
          <table:table-cell office:value-type="float" office:value="6.42" calcext:value-type="float">
            <text:p>6,42</text:p>
          </table:table-cell>
          <table:table-cell table:formula="of:=[.D5]*[.H5]/100" office:value-type="float" office:value="30.715848" calcext:value-type="float">
            <text:p>30,715848</text:p>
          </table:table-cell>
          <table:table-cell table:formula="of:=[.I5]/[.G5]" office:value-type="float" office:value="0.0906879453944274" calcext:value-type="float">
            <text:p>0,0906879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44622" calcext:value-type="float">
            <text:p>44622</text:p>
          </table:table-cell>
          <table:table-cell/>
          <table:table-cell office:value-type="float" office:value="538.28" calcext:value-type="float">
            <text:p>538,28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6]*[.E6]*[.F6])/4" office:value-type="float" office:value="346.395932975628" calcext:value-type="float">
            <text:p>346,3959329756</text:p>
          </table:table-cell>
          <table:table-cell office:value-type="float" office:value="5.45" calcext:value-type="float">
            <text:p>5,45</text:p>
          </table:table-cell>
          <table:table-cell table:formula="of:=[.D6]*[.H6]/100" office:value-type="float" office:value="29.33626" calcext:value-type="float">
            <text:p>29,33626</text:p>
          </table:table-cell>
          <table:table-cell table:formula="of:=[.I6]/[.G6]" office:value-type="float" office:value="0.0846899666170852" calcext:value-type="float">
            <text:p>0,0846899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8598" calcext:value-type="float">
            <text:p>18598</text:p>
          </table:table-cell>
          <table:table-cell/>
          <table:table-cell office:value-type="float" office:value="434.46" calcext:value-type="float">
            <text:p>434,46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formula="of:=(PI()*[.E7]*[.E7]*[.F7])/4" office:value-type="float" office:value="337.721210260903" calcext:value-type="float">
            <text:p>337,7212102609</text:p>
          </table:table-cell>
          <table:table-cell office:value-type="float" office:value="2.05" calcext:value-type="float">
            <text:p>2,05</text:p>
          </table:table-cell>
          <table:table-cell table:formula="of:=[.D7]*[.H7]/100" office:value-type="float" office:value="8.90643" calcext:value-type="float">
            <text:p>8,90643</text:p>
          </table:table-cell>
          <table:table-cell table:formula="of:=[.I7]/[.G7]" office:value-type="float" office:value="0.0263721369265479" calcext:value-type="float">
            <text:p>0,0263721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276" calcext:value-type="float">
            <text:p>11276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8]*[.E8]*[.F8])/4" office:value-type="float" office:value="361.283155162826" calcext:value-type="float">
            <text:p>361,2831551628</text:p>
          </table:table-cell>
          <table:table-cell office:value-type="float" office:value="0" calcext:value-type="float">
            <text:p>0</text:p>
          </table:table-cell>
          <table:table-cell table:formula="of:=[.D8]*[.H8]/100" office:value-type="float" office:value="0" calcext:value-type="float">
            <text:p>0</text:p>
          </table:table-cell>
          <table:table-cell table:formula="of:=[.I8]/[.G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(PI()*[.E9]*[.E9]*[.F9])/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634" calcext:value-type="float">
            <text:p>20634</text:p>
          </table:table-cell>
          <table:table-cell/>
          <table:table-cell office:value-type="float" office:value="181.31" calcext:value-type="float">
            <text:p>181,31</text:p>
          </table:table-cell>
          <table:table-cell office:value-type="float" office:value="9.8" calcext:value-type="float">
            <text:p>9,8</text:p>
          </table:table-cell>
          <table:table-cell office:value-type="float" office:value="4.4" calcext:value-type="float">
            <text:p>4,4</text:p>
          </table:table-cell>
          <table:table-cell table:formula="of:=(PI()*[.E10]*[.E10]*[.F10])/4" office:value-type="float" office:value="331.89041429584" calcext:value-type="float">
            <text:p>331,8904142958</text:p>
          </table:table-cell>
          <table:table-cell table:formula="of:=([.I10]/[.D10])" office:value-type="float" office:value="0.0474368547184763" calcext:value-type="float">
            <text:p>0,0474368547</text:p>
          </table:table-cell>
          <table:table-cell table:formula="of:=[.J10]*[.G10]" office:value-type="float" office:value="8.60077612900695" calcext:value-type="float">
            <text:p>8,600776129</text:p>
          </table:table-cell>
          <table:table-cell table:formula="of:=([.B10]-[.$M$2])/[.$L$2]" office:value-type="float" office:value="0.0259145059891377" calcext:value-type="float">
            <text:p>0,02591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5253" calcext:value-type="float">
            <text:p>55253</text:p>
          </table:table-cell>
          <table:table-cell/>
          <table:table-cell office:value-type="float" office:value="371.6" calcext:value-type="float">
            <text:p>371,6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11]*[.E11]*[.F11])/4" office:value-type="float" office:value="345.575191894877" calcext:value-type="float">
            <text:p>345,5751918949</text:p>
          </table:table-cell>
          <table:table-cell table:formula="of:=([.I11]/[.D11])" office:value-type="float" office:value="0.0989509774017901" calcext:value-type="float">
            <text:p>0,0989509774</text:p>
          </table:table-cell>
          <table:table-cell table:formula="of:=[.J11]*[.G11]" office:value-type="float" office:value="36.7701832025052" calcext:value-type="float">
            <text:p>36,7701832025</text:p>
          </table:table-cell>
          <table:table-cell table:formula="of:=([.B11]-[.$M$2])/[.$L$2]" office:value-type="float" office:value="0.106402843910423" calcext:value-type="float">
            <text:p>0,1064028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5683" calcext:value-type="float">
            <text:p>15683</text:p>
          </table:table-cell>
          <table:table-cell/>
          <table:table-cell office:value-type="float" office:value="511.34" calcext:value-type="float">
            <text:p>511,34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formula="of:=(PI()*[.E12]*[.E12]*[.F12])/4" office:value-type="float" office:value="345.575191894877" calcext:value-type="float">
            <text:p>345,5751918949</text:p>
          </table:table-cell>
          <table:table-cell table:formula="of:=([.I12]/[.D12])" office:value-type="float" office:value="0.00973424687718922" calcext:value-type="float">
            <text:p>0,0097342469</text:p>
          </table:table-cell>
          <table:table-cell table:formula="of:=[.J12]*[.G12]" office:value-type="float" office:value="4.97750979818194" calcext:value-type="float">
            <text:p>4,9775097982</text:p>
          </table:table-cell>
          <table:table-cell table:formula="of:=([.B12]-[.$M$2])/[.$L$2]" office:value-type="float" office:value="0.0144035507030727" calcext:value-type="float">
            <text:p>0,0144035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594" calcext:value-type="float">
            <text:p>14594</text:p>
          </table:table-cell>
          <table:table-cell/>
          <table:table-cell office:value-type="float" office:value="590.2" calcext:value-type="float">
            <text:p>590,2</text:p>
          </table:table-cell>
          <table:table-cell office:value-type="float" office:value="9.7" calcext:value-type="float">
            <text:p>9,7</text:p>
          </table:table-cell>
          <table:table-cell office:value-type="float" office:value="4.2" calcext:value-type="float">
            <text:p>4,2</text:p>
          </table:table-cell>
          <table:table-cell table:formula="of:=(PI()*[.E13]*[.E13]*[.F13])/4" office:value-type="float" office:value="310.372075415077" calcext:value-type="float">
            <text:p>310,3720754151</text:p>
          </table:table-cell>
          <table:table-cell table:formula="of:=([.I13]/[.D13])" office:value-type="float" office:value="0.00624301809666612" calcext:value-type="float">
            <text:p>0,0062430181</text:p>
          </table:table-cell>
          <table:table-cell table:formula="of:=[.J13]*[.G13]" office:value-type="float" office:value="3.68462928065234" calcext:value-type="float">
            <text:p>3,6846292807</text:p>
          </table:table-cell>
          <table:table-cell table:formula="of:=([.B13]-[.$M$2])/[.$L$2]" office:value-type="float" office:value="0.0118716520348188" calcext:value-type="float">
            <text:p>0,011871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5017" calcext:value-type="float">
            <text:p>15017</text:p>
          </table:table-cell>
          <table:table-cell/>
          <table:table-cell office:value-type="float" office:value="593.58" calcext:value-type="float">
            <text:p>593,58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formula="of:=(PI()*[.E14]*[.E14]*[.F14])/4" office:value-type="float" office:value="338.698245576169" calcext:value-type="float">
            <text:p>338,6982455762</text:p>
          </table:table-cell>
          <table:table-cell table:formula="of:=([.I14]/[.D14])" office:value-type="float" office:value="0.00733516208284457" calcext:value-type="float">
            <text:p>0,0073351621</text:p>
          </table:table-cell>
          <table:table-cell table:formula="of:=[.J14]*[.G14]" office:value-type="float" office:value="4.35400550913488" calcext:value-type="float">
            <text:p>4,3540055091</text:p>
          </table:table-cell>
          <table:table-cell table:formula="of:=([.B14]-[.$M$2])/[.$L$2]" office:value-type="float" office:value="0.0128551168067852" calcext:value-type="float">
            <text:p>0,0128551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2814" calcext:value-type="float">
            <text:p>52814</text:p>
          </table:table-cell>
          <table:table-cell/>
          <table:table-cell office:value-type="float" office:value="416.6" calcext:value-type="float">
            <text:p>416,6</text:p>
          </table:table-cell>
          <table:table-cell office:value-type="float" office:value="9.9" calcext:value-type="float">
            <text:p>9,9</text:p>
          </table:table-cell>
          <table:table-cell office:value-type="float" office:value="4.5" calcext:value-type="float">
            <text:p>4,5</text:p>
          </table:table-cell>
          <table:table-cell table:formula="of:=(PI()*[.E15]*[.E15]*[.F15])/4" office:value-type="float" office:value="346.395932975628" calcext:value-type="float">
            <text:p>346,3959329756</text:p>
          </table:table-cell>
          <table:table-cell table:formula="of:=([.I15]/[.D15])" office:value-type="float" office:value="0.0837571628873721" calcext:value-type="float">
            <text:p>0,0837571629</text:p>
          </table:table-cell>
          <table:table-cell table:formula="of:=[.J15]*[.G15]" office:value-type="float" office:value="34.8932340588792" calcext:value-type="float">
            <text:p>34,8932340589</text:p>
          </table:table-cell>
          <table:table-cell table:formula="of:=([.B15]-[.$M$2])/[.$L$2]" office:value-type="float" office:value="0.10073222788483" calcext:value-type="float">
            <text:p>0,1007322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56700" calcext:value-type="float">
            <text:p>56700</text:p>
          </table:table-cell>
          <table:table-cell/>
          <table:table-cell office:value-type="float" office:value="439.47" calcext:value-type="float">
            <text:p>439,47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,6</text:p>
          </table:table-cell>
          <table:table-cell table:formula="of:=(PI()*[.E16]*[.E16]*[.F16])/4" office:value-type="float" office:value="361.283155162826" calcext:value-type="float">
            <text:p>361,2831551628</text:p>
          </table:table-cell>
          <table:table-cell table:formula="of:=([.I16]/[.D16])" office:value-type="float" office:value="0.0902382379058436" calcext:value-type="float">
            <text:p>0,0902382379</text:p>
          </table:table-cell>
          <table:table-cell table:formula="of:=[.J16]*[.G16]" office:value-type="float" office:value="39.6569984124811" calcext:value-type="float">
            <text:p>39,6569984125</text:p>
          </table:table-cell>
          <table:table-cell table:formula="of:=([.B16]-[.$M$2])/[.$L$2]" office:value-type="float" office:value="0.109767083922327" calcext:value-type="float">
            <text:p>0,1097670839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u(V)</text:p>
          </table:table-cell>
          <table:table-cell office:value-type="string" calcext:value-type="string">
            <text:p>u(H)</text:p>
          </table:table-cell>
          <table:table-cell office:value-type="string" calcext:value-type="string">
            <text:p>u(d)</text:p>
          </table:table-cell>
          <table:table-cell office:value-type="string" calcext:value-type="string">
            <text:p>u(rho)</text:p>
          </table:table-cell>
          <table:table-cell office:value-type="string" calcext:value-type="string">
            <text:p>u(b)</text:p>
          </table:table-cell>
          <table:table-cell office:value-type="string" calcext:value-type="string">
            <text:p>u(a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formula="of:=SQRT( ([.E10]*[.E10]*[.$I$27]*[.E10]*[.E10]*[.$I$27]) + ([.E10]*[.F10]*[.$J$27]*[.E10]*[.F10]*[.$J$27]) )" office:value-type="float" office:value="10.1377286787695" calcext:value-type="float">
            <text:p>10,1377286788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 ([.$I$24]*[.$I$24]) + ([.$J$24]*([.B10]-[.$M$2])*[.$J$24]*([.B10]-[.$M$2]))  )" office:value-type="float" office:value="0.00308611062833544" calcext:value-type="float">
            <text:p>0,0030861106</text:p>
          </table:table-cell>
          <table:table-cell office:value-type="float" office:value="1273" calcext:value-type="float">
            <text:p>1273</text:p>
          </table:table-cell>
          <table:table-cell office:value-type="float" office:value="14510" calcext:value-type="float">
            <text:p>145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table:formula="of:=SQRT( ([.E11]*[.E11]*[.$I$27]*[.E11]*[.E11]*[.$I$27]) + ([.E11]*[.F11]*[.$J$27]*[.E11]*[.F11]*[.$J$27]) )" office:value-type="float" office:value="10.4620224052561" calcext:value-type="float">
            <text:p>10,4620224053</text:p>
          </table:table-cell>
          <table:table-cell table:number-columns-repeated="2"/>
          <table:table-cell table:formula="of:=SQRT( ([.$I$24]*[.$I$24]) + ([.$J$24]*([.B11]-[.$M$2])*[.$J$24]*([.B11]-[.$M$2]))  )" office:value-type="float" office:value="0.0046523762300296" calcext:value-type="float">
            <text:p>0,0046523762</text:p>
          </table:table-cell>
          <table:table-cell office:value-type="string" calcext:value-type="string">
            <text:p>u(rho1)</text:p>
          </table:table-cell>
          <table:table-cell office:value-type="string" calcext:value-type="string">
            <text:p>u(rho2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3</text:p>
          </table:table-cell>
          <table:table-cell table:formula="of:=SQRT( ([.E12]*[.E12]*[.$I$27]*[.E12]*[.E12]*[.$I$27]) + ([.E12]*[.F12]*[.$J$27]*[.E12]*[.F12]*[.$J$27]) )" office:value-type="float" office:value="10.4620224052561" calcext:value-type="float">
            <text:p>10,4620224053</text:p>
          </table:table-cell>
          <table:table-cell table:number-columns-repeated="2"/>
          <table:table-cell table:formula="of:=SQRT( ([.$I$24]*[.$I$24]) + ([.$J$24]*([.B12]-[.$M$2])*[.$J$24]*([.B12]-[.$M$2]))  )" office:value-type="float" office:value="0.0029993162461641" calcext:value-type="float">
            <text:p>0,0029993162</text:p>
          </table:table-cell>
          <table:table-cell table:formula="of:=[.$I$22]/[.$L$2]" office:value-type="float" office:value="0.00295969421918012" calcext:value-type="float">
            <text:p>0,0029596942</text:p>
          </table:table-cell>
          <table:table-cell table:formula="of:=[.$J$22]/([.$L$2]*[.$L$2])" office:value-type="float" office:value="0.0000000784339873145804" calcext:value-type="float">
            <text:p>7,84339873145804E-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4</text:p>
          </table:table-cell>
          <table:table-cell table:formula="of:=SQRT( ([.E13]*[.E13]*[.$I$27]*[.E13]*[.E13]*[.$I$27]) + ([.E13]*[.F13]*[.$J$27]*[.E13]*[.F13]*[.$J$27]) )" office:value-type="float" office:value="9.77557885143246" calcext:value-type="float">
            <text:p>9,7755788514</text:p>
          </table:table-cell>
          <table:table-cell table:number-columns-repeated="2"/>
          <table:table-cell table:formula="of:=SQRT( ([.$I$24]*[.$I$24]) + ([.$J$24]*([.B13]-[.$M$2])*[.$J$24]*([.B13]-[.$M$2]))  )" office:value-type="float" office:value="0.00298666805185698" calcext:value-type="float">
            <text:p>0,00298666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5</text:p>
          </table:table-cell>
          <table:table-cell table:formula="of:=SQRT( ([.E14]*[.E14]*[.$I$27]*[.E14]*[.E14]*[.$I$27]) + ([.E14]*[.F14]*[.$J$27]*[.E14]*[.F14]*[.$J$27]) )" office:value-type="float" office:value="10.299158984284" calcext:value-type="float">
            <text:p>10,2991589843</text:p>
          </table:table-cell>
          <table:table-cell table:number-columns-repeated="2"/>
          <table:table-cell table:formula="of:=SQRT( ([.$I$24]*[.$I$24]) + ([.$J$24]*([.B14]-[.$M$2])*[.$J$24]*([.B14]-[.$M$2]))  )" office:value-type="float" office:value="0.00299129766244908" calcext:value-type="float">
            <text:p>0,0029912977</text:p>
          </table:table-cell>
          <table:table-cell office:value-type="string" calcext:value-type="string">
            <text:p>u(V1)</text:p>
          </table:table-cell>
          <table:table-cell office:value-type="string" calcext:value-type="string">
            <text:p>u(V2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6</text:p>
          </table:table-cell>
          <table:table-cell table:formula="of:=SQRT( ([.E15]*[.E15]*[.$I$27]*[.E15]*[.E15]*[.$I$27]) + ([.E15]*[.F15]*[.$J$27]*[.E15]*[.F15]*[.$J$27]) )" office:value-type="float" office:value="10.403122734156" calcext:value-type="float">
            <text:p>10,4031227342</text:p>
          </table:table-cell>
          <table:table-cell table:number-columns-repeated="2"/>
          <table:table-cell table:formula="of:=SQRT( ([.$I$24]*[.$I$24]) + ([.$J$24]*([.B15]-[.$M$2])*[.$J$24]*([.B15]-[.$M$2]))  )" office:value-type="float" office:value="0.00450642186051514" calcext:value-type="float">
            <text:p>0,0045064219</text:p>
          </table:table-cell>
          <table:table-cell table:formula="of:=(PI()*[.$F$22])/4" office:value-type="float" office:value="0.0785398163397448" calcext:value-type="float">
            <text:p>0,0785398163</text:p>
          </table:table-cell>
          <table:table-cell table:formula="of:=(PI()*[.$G$22])/2" office:value-type="float" office:value="0.15707963267949" calcext:value-type="float">
            <text:p>0,1570796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table:formula="of:=SQRT( ([.E16]*[.E16]*[.$I$27]*[.E16]*[.E16]*[.$I$27]) + ([.E16]*[.F16]*[.$J$27]*[.E16]*[.F16]*[.$J$27]) )" office:value-type="float" office:value="10.672171043821" calcext:value-type="float">
            <text:p>10,6721710438</text:p>
          </table:table-cell>
          <table:table-cell table:number-columns-repeated="2"/>
          <table:table-cell table:formula="of:=SQRT( ([.$I$24]*[.$I$24]) + ([.$J$24]*([.B16]-[.$M$2])*[.$J$24]*([.B16]-[.$M$2]))  )" office:value-type="float" office:value="0.00474049241910929" calcext:value-type="float">
            <text:p>0,0047404924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u(c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4]*[.I34]+[.J34]*[.J34])" office:value-type="float" office:value="0.00583203477657584" calcext:value-type="float">
            <text:p>0,0058320348</text:p>
          </table:table-cell>
          <table:table-cell table:formula="of:=([.G10]*[.H22])/[.D10]" office:value-type="float" office:value="0.00564916736529174" calcext:value-type="float">
            <text:p>0,0056491674</text:p>
          </table:table-cell>
          <table:table-cell table:formula="of:=([.J10]*[.E22])/[.D10]" office:value-type="float" office:value="0.00144897816205519" calcext:value-type="float">
            <text:p>0,0014489782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5]*[.I35]+[.J35]*[.J35])" office:value-type="float" office:value="0.00526241739564833" calcext:value-type="float">
            <text:p>0,0052624174</text:p>
          </table:table-cell>
          <table:table-cell table:formula="of:=([.G11]*[.H23])/[.D11]" office:value-type="float" office:value="0.00432654953837364" calcext:value-type="float">
            <text:p>0,0043265495</text:p>
          </table:table-cell>
          <table:table-cell table:formula="of:=([.J11]*[.E23])/[.D11]" office:value-type="float" office:value="0.00299566452361092" calcext:value-type="float">
            <text:p>0,002995664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6]*[.I36]+[.J36]*[.J36])" office:value-type="float" office:value="0.00204831634498896" calcext:value-type="float">
            <text:p>0,0020483163</text:p>
          </table:table-cell>
          <table:table-cell table:formula="of:=([.G12]*[.H24])/[.D12]" office:value-type="float" office:value="0.00202700607682086" calcext:value-type="float">
            <text:p>0,0020270061</text:p>
          </table:table-cell>
          <table:table-cell table:formula="of:=([.J12]*[.E24])/[.D12]" office:value-type="float" office:value="0.000294696816542396" calcext:value-type="float">
            <text:p>0,0002946968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7]*[.I37]+[.J37]*[.J37])" office:value-type="float" office:value="0.00158287809265337" calcext:value-type="float">
            <text:p>0,0015828781</text:p>
          </table:table-cell>
          <table:table-cell table:formula="of:=([.G13]*[.H25])/[.D13]" office:value-type="float" office:value="0.00157061735315276" calcext:value-type="float">
            <text:p>0,0015706174</text:p>
          </table:table-cell>
          <table:table-cell table:formula="of:=([.J13]*[.E25])/[.D13]" office:value-type="float" office:value="0.000196632108714233" calcext:value-type="float">
            <text:p>0,0001966321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8]*[.I38]+[.J38]*[.J38])" office:value-type="float" office:value="0.00172135413113063" calcext:value-type="float">
            <text:p>0,0017213541</text:p>
          </table:table-cell>
          <table:table-cell table:formula="of:=([.G14]*[.H26])/[.D14]" office:value-type="float" office:value="0.00170684199310556" calcext:value-type="float">
            <text:p>0,001706842</text:p>
          </table:table-cell>
          <table:table-cell table:formula="of:=([.J14]*[.E26])/[.D14]" office:value-type="float" office:value="0.000223048100937737" calcext:value-type="float">
            <text:p>0,0002230481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39]*[.I39]+[.J39]*[.J39])" office:value-type="float" office:value="0.00451303936678584" calcext:value-type="float">
            <text:p>0,0045130394</text:p>
          </table:table-cell>
          <table:table-cell table:formula="of:=([.G15]*[.H27])/[.D15]" office:value-type="float" office:value="0.00374701441371797" calcext:value-type="float">
            <text:p>0,0037470144</text:p>
          </table:table-cell>
          <table:table-cell table:formula="of:=([.J15]*[.E27])/[.D15]" office:value-type="float" office:value="0.00251543382134147" calcext:value-type="float">
            <text:p>0,0025154338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[.I40]*[.I40]+[.J40]*[.J40])" office:value-type="float" office:value="0.00472153167355544" calcext:value-type="float">
            <text:p>0,0047215317</text:p>
          </table:table-cell>
          <table:table-cell table:formula="of:=([.G16]*[.H28])/[.D16]" office:value-type="float" office:value="0.00389710346144506" calcext:value-type="float">
            <text:p>0,0038971035</text:p>
          </table:table-cell>
          <table:table-cell table:formula="of:=([.J16]*[.E28])/[.D16]" office:value-type="float" office:value="0.00266560423828823" calcext:value-type="float">
            <text:p>0,002665604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u(rh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(c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7</text:p>
          </table:table-cell>
          <table:table-cell office:value-type="float" office:value="65035" calcext:value-type="float">
            <text:p>65035</text:p>
          </table:table-cell>
          <table:table-cell office:value-type="float" office:value="0.1300777397" calcext:value-type="float">
            <text:p>0,1300777397</text:p>
          </table:table-cell>
          <table:table-cell office:value-type="string" calcext:value-type="string">
            <text:p>-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6</text:p>
          </table:table-cell>
          <table:table-cell office:value-type="float" office:value="56688" calcext:value-type="float">
            <text:p>56688</text:p>
          </table:table-cell>
          <table:table-cell office:value-type="float" office:value="0.1073468952" calcext:value-type="float">
            <text:p>0,1073468952</text:p>
          </table:table-cell>
          <table:table-cell office:value-type="string" calcext:value-type="string">
            <text:p>-</text:p>
          </table:table-cell>
          <table:table-cell office:value-type="float" office:value="8.89" calcext:value-type="float">
            <text:p>8,89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5</text:p>
          </table:table-cell>
          <table:table-cell office:value-type="float" office:value="52691" calcext:value-type="float">
            <text:p>52691</text:p>
          </table:table-cell>
          <table:table-cell office:value-type="float" office:value="0.0969155217" calcext:value-type="float">
            <text:p>0,0969155217</text:p>
          </table:table-cell>
          <table:table-cell office:value-type="string" calcext:value-type="string">
            <text:p>-</text:p>
          </table:table-cell>
          <table:table-cell office:value-type="float" office:value="8.08" calcext:value-type="float">
            <text:p>8,08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4</text:p>
          </table:table-cell>
          <table:table-cell office:value-type="float" office:value="48084" calcext:value-type="float">
            <text:p>48084</text:p>
          </table:table-cell>
          <table:table-cell office:value-type="float" office:value="0.0906879454" calcext:value-type="float">
            <text:p>0,0906879454</text:p>
          </table:table-cell>
          <table:table-cell office:value-type="string" calcext:value-type="string">
            <text:p>-</text:p>
          </table:table-cell>
          <table:table-cell office:value-type="float" office:value="6.42" calcext:value-type="float">
            <text:p>6,42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office:value-type="float" office:value="44622" calcext:value-type="float">
            <text:p>44622</text:p>
          </table:table-cell>
          <table:table-cell office:value-type="float" office:value="0.0846899666" calcext:value-type="float">
            <text:p>0,0846899666</text:p>
          </table:table-cell>
          <table:table-cell office:value-type="string" calcext:value-type="string">
            <text:p>-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office:value-type="float" office:value="18598" calcext:value-type="float">
            <text:p>18598</text:p>
          </table:table-cell>
          <table:table-cell office:value-type="float" office:value="0.0263721369" calcext:value-type="float">
            <text:p>0,0263721369</text:p>
          </table:table-cell>
          <table:table-cell office:value-type="string" calcext:value-type="string">
            <text:p>-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float" office:value="11276" calcext:value-type="float">
            <text:p>11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20634" calcext:value-type="float">
            <text:p>20634</text:p>
          </table:table-cell>
          <table:table-cell office:value-type="float" office:value="0.025914506" calcext:value-type="float">
            <text:p>0,025914506</text:p>
          </table:table-cell>
          <table:table-cell office:value-type="float" office:value="0.0030861106" calcext:value-type="float">
            <text:p>0,0030861106</text:p>
          </table:table-cell>
          <table:table-cell table:formula="of:=[.H10]*100" office:value-type="float" office:value="4.74368547184763" calcext:value-type="float">
            <text:p>4,7436854718</text:p>
          </table:table-cell>
          <table:table-cell table:formula="of:=[.H34]*100" office:value-type="float" office:value="0.583203477657584" calcext:value-type="float">
            <text:p>0,58320347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55253" calcext:value-type="float">
            <text:p>55253</text:p>
          </table:table-cell>
          <table:table-cell office:value-type="float" office:value="0.1064028439" calcext:value-type="float">
            <text:p>0,1064028439</text:p>
          </table:table-cell>
          <table:table-cell office:value-type="float" office:value="0.0046523762" calcext:value-type="float">
            <text:p>0,0046523762</text:p>
          </table:table-cell>
          <table:table-cell table:formula="of:=[.H11]*100" office:value-type="float" office:value="9.89509774017901" calcext:value-type="float">
            <text:p>9,8950977402</text:p>
          </table:table-cell>
          <table:table-cell table:formula="of:=[.H35]*100" office:value-type="float" office:value="0.526241739564833" calcext:value-type="float">
            <text:p>0,52624173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15683" calcext:value-type="float">
            <text:p>15683</text:p>
          </table:table-cell>
          <table:table-cell office:value-type="float" office:value="0.0144035507" calcext:value-type="float">
            <text:p>0,0144035507</text:p>
          </table:table-cell>
          <table:table-cell office:value-type="float" office:value="0.0029993162" calcext:value-type="float">
            <text:p>0,0029993162</text:p>
          </table:table-cell>
          <table:table-cell table:formula="of:=[.H12]*100" office:value-type="float" office:value="0.973424687718922" calcext:value-type="float">
            <text:p>0,9734246877</text:p>
          </table:table-cell>
          <table:table-cell table:formula="of:=[.H36]*100" office:value-type="float" office:value="0.204831634498896" calcext:value-type="float">
            <text:p>0,20483163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14594" calcext:value-type="float">
            <text:p>14594</text:p>
          </table:table-cell>
          <table:table-cell office:value-type="float" office:value="0.011871652" calcext:value-type="float">
            <text:p>0,011871652</text:p>
          </table:table-cell>
          <table:table-cell office:value-type="float" office:value="0.0029866681" calcext:value-type="float">
            <text:p>0,0029866681</text:p>
          </table:table-cell>
          <table:table-cell table:formula="of:=[.H13]*100" office:value-type="float" office:value="0.624301809666612" calcext:value-type="float">
            <text:p>0,6243018097</text:p>
          </table:table-cell>
          <table:table-cell table:formula="of:=[.H37]*100" office:value-type="float" office:value="0.158287809265337" calcext:value-type="float">
            <text:p>0,15828780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15017" calcext:value-type="float">
            <text:p>15017</text:p>
          </table:table-cell>
          <table:table-cell office:value-type="float" office:value="0.0128551168" calcext:value-type="float">
            <text:p>0,0128551168</text:p>
          </table:table-cell>
          <table:table-cell office:value-type="float" office:value="0.0029912977" calcext:value-type="float">
            <text:p>0,0029912977</text:p>
          </table:table-cell>
          <table:table-cell table:formula="of:=[.H14]*100" office:value-type="float" office:value="0.733516208284456" calcext:value-type="float">
            <text:p>0,7335162083</text:p>
          </table:table-cell>
          <table:table-cell table:formula="of:=[.H38]*100" office:value-type="float" office:value="0.172135413113063" calcext:value-type="float">
            <text:p>0,1721354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float" office:value="52814" calcext:value-type="float">
            <text:p>52814</text:p>
          </table:table-cell>
          <table:table-cell office:value-type="float" office:value="0.1007322279" calcext:value-type="float">
            <text:p>0,1007322279</text:p>
          </table:table-cell>
          <table:table-cell office:value-type="float" office:value="0.0045064219" calcext:value-type="float">
            <text:p>0,0045064219</text:p>
          </table:table-cell>
          <table:table-cell table:formula="of:=[.H15]*100" office:value-type="float" office:value="8.37571628873721" calcext:value-type="float">
            <text:p>8,3757162887</text:p>
          </table:table-cell>
          <table:table-cell table:formula="of:=[.H39]*100" office:value-type="float" office:value="0.451303936678584" calcext:value-type="float">
            <text:p>0,45130393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float" office:value="56700" calcext:value-type="float">
            <text:p>56700</text:p>
          </table:table-cell>
          <table:table-cell office:value-type="float" office:value="0.1097670839" calcext:value-type="float">
            <text:p>0,1097670839</text:p>
          </table:table-cell>
          <table:table-cell office:value-type="float" office:value="0.0047404924" calcext:value-type="float">
            <text:p>0,0047404924</text:p>
          </table:table-cell>
          <table:table-cell table:formula="of:=[.H16]*100" office:value-type="float" office:value="9.02382379058436" calcext:value-type="float">
            <text:p>9,0238237906</text:p>
          </table:table-cell>
          <table:table-cell table:formula="of:=[.H40]*100" office:value-type="float" office:value="0.472153167355544" calcext:value-type="float">
            <text:p>0,47215316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.00.0000</text:date>, <text:time style:data-style-name="N2" text:time-value="12:57:43.4462899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2:57:43.845878932</meta:creation-date>
    <meta:generator>LibreOffice/4.2.8.2$Linux_X86_64 LibreOffice_project/420m0$Build-2</meta:generator>
    <meta:editing-duration>PT43M57S</meta:editing-duration>
    <meta:editing-cycles>2</meta:editing-cycles>
    <dc:date>2015-05-02T14:12:32.172171703</dc:date>
    <meta:document-statistic meta:table-count="1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22cm" svg:height="11.278cm" xlink:href=".." xlink:type="simple" chart:class="chart:scatter" chart:column-mapping="0 0" chart:style-name="ch1">
        <chart:legend chart:legend-position="end" svg:x="17.829cm" svg:y="5.091cm" style:legend-expansion="high" chart:style-name="ch2"/>
        <chart:plot-area chart:style-name="ch3" table:cell-range-address="Arkusz1.J2:Arkusz1.J8 Arkusz1.B2:Arkusz1.B8" chart:data-source-has-labels="column" svg:x="0.446cm" svg:y="0.225cm" svg:width="16.937cm" svg:height="10.828cm">
          <chartooo:coordinate-region svg:x="1.623cm" svg:y="0.424cm" svg:width="15.428cm" svg:height="9.982cm"/>
          <chart:axis chart:dimension="x" chart:name="primary-x" chart:style-name="ch4" chartooo:axis-type="auto">
            <chart:categories table:cell-range-address="Arkusz1.J2:Arkusz1.J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8" chart:class="chart:scatter">
            <chart:domain table:cell-range-address="Arkusz1.J2:Arkusz1.J8"/>
            <chart:regression-curve chart:style-name="ch7">
              <chart:equation chart:display-equation="true" chart:display-r-square="true" svg:x="2.128cm" svg:y="0.57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130077739692083">
                <text:p>0</text:p>
                <draw:g>
                  <svg:desc>Arkusz1.J2:Arkusz1.J8</svg:desc>
                </draw:g>
              </table:table-cell>
              <table:table-cell office:value-type="float" office:value="0.130077739692083">
                <text:p>0.130077739692083</text:p>
                <draw:g>
                  <svg:desc>Arkusz1.J2:Arkusz1.J8</svg:desc>
                </draw:g>
              </table:table-cell>
              <table:table-cell office:value-type="float" office:value="65035">
                <text:p>65035</text:p>
                <draw:g>
                  <svg:desc>Arkusz1.B2:Arkusz1.B8</svg:desc>
                </draw:g>
              </table:table-cell>
            </table:table-row>
            <table:table-row>
              <table:table-cell office:value-type="float" office:value="0.107346895214423">
                <text:p>0</text:p>
              </table:table-cell>
              <table:table-cell office:value-type="float" office:value="0.107346895214423">
                <text:p>0.107346895214423</text:p>
              </table:table-cell>
              <table:table-cell office:value-type="float" office:value="56688">
                <text:p>56688</text:p>
              </table:table-cell>
            </table:table-row>
            <table:table-row>
              <table:table-cell office:value-type="float" office:value="0.0969155216737549">
                <text:p>0</text:p>
              </table:table-cell>
              <table:table-cell office:value-type="float" office:value="0.0969155216737549">
                <text:p>0.0969155216737549</text:p>
              </table:table-cell>
              <table:table-cell office:value-type="float" office:value="52691">
                <text:p>52691</text:p>
              </table:table-cell>
            </table:table-row>
            <table:table-row>
              <table:table-cell office:value-type="float" office:value="0.0906879453944274">
                <text:p>0</text:p>
              </table:table-cell>
              <table:table-cell office:value-type="float" office:value="0.0906879453944274">
                <text:p>0.0906879453944274</text:p>
              </table:table-cell>
              <table:table-cell office:value-type="float" office:value="48084">
                <text:p>48084</text:p>
              </table:table-cell>
            </table:table-row>
            <table:table-row>
              <table:table-cell office:value-type="float" office:value="0.0846899666170852">
                <text:p>0</text:p>
              </table:table-cell>
              <table:table-cell office:value-type="float" office:value="0.0846899666170852">
                <text:p>0.0846899666170852</text:p>
              </table:table-cell>
              <table:table-cell office:value-type="float" office:value="44622">
                <text:p>44622</text:p>
              </table:table-cell>
            </table:table-row>
            <table:table-row>
              <table:table-cell office:value-type="float" office:value="0.0263721369265479">
                <text:p>0</text:p>
              </table:table-cell>
              <table:table-cell office:value-type="float" office:value="0.0263721369265479">
                <text:p>0.0263721369265479</text:p>
              </table:table-cell>
              <table:table-cell office:value-type="float" office:value="18598">
                <text:p>1859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276">
                <text:p>11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